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Utils.iterator( Class enum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Utils.Enum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Utils.getEnum( Class enumClas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Utils.getEnumMap( Class enum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Utils.getEnumList( Class enum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Utils.getEnum( Class enumClass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